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34cm" fo:min-width="7.374cm"/>
    </style:style>
    <style:style style:name="gr2" style:family="graphic" style:parent-style-name="standard">
      <style:graphic-properties draw:textarea-horizontal-align="justify" draw:textarea-vertical-align="middle" draw:auto-grow-height="false" fo:min-height="0.636cm" fo:min-width="7.374cm"/>
    </style:style>
    <style:style style:name="gr3" style:family="graphic" style:parent-style-name="standard">
      <style:graphic-properties draw:textarea-horizontal-align="justify" draw:textarea-vertical-align="middle" draw:auto-grow-height="false" fo:min-height="0.633cm" fo:min-width="7.374cm"/>
    </style:style>
    <style:style style:name="gr4" style:family="graphic" style:parent-style-name="standard">
      <style:graphic-properties draw:textarea-horizontal-align="justify" draw:textarea-vertical-align="middle" draw:auto-grow-height="false" fo:min-height="3.814cm" fo:min-width="3.564cm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4.17cm"/>
    </style:style>
    <style:style style:name="gr6" style:family="graphic">
      <style:graphic-properties style:protect="size"/>
    </style:style>
    <style:style style:name="pr1" style:family="presentation" style:parent-style-name="Default-outline1">
      <style:graphic-properties fo:min-height="8.88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4.732cm" svg:x="1.4cm" svg:y="0.508cm" presentation:class="outline" presentation:user-transformed="true">
          <draw:text-box>
            <text:list text:style-name="L1">
              <text:list-item>
                <text:p text:style-name="P1"><text:span text:style-name="T1">Nam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:</text:span></text:p>
              </text:list-item>
              <text:list-item>
                <text:p text:style-name="P1"><text:span text:style-name="T1">Ttl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:</text:span></text:p>
              </text:list-item>
              <text:list-item>
                <text:p text:style-name="P1"><text:span text:style-name="T1">Jenis Kelamin</text:span><text:span text:style-name="T1"><text:tab/></text:span><text:span text:style-name="T1"><text:tab/></text:span><text:span text:style-name="T1">:</text:span></text:p>
              </text:list-item>
              <text:list-item>
                <text:p text:style-name="P1"><text:span text:style-name="T1">Riwayat Pendidikan</text:span><text:span text:style-name="T1"><text:tab/></text:span><text:span text:style-name="T1">:</text:span></text:p>
              </text:list-item>
              <text:list-item>
                <text:p text:style-name="P1"><text:span text:style-name="T1">NIK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:</text:span></text:p>
              </text:list-item>
              <text:list-item>
                <text:p text:style-name="P1"><text:span text:style-name="T1">Gol Darah</text:span><text:span text:style-name="T1"><text:tab/></text:span><text:span text:style-name="T1"><text:tab/></text:span><text:span text:style-name="T1"><text:tab/></text:span><text:span text:style-name="T1">:</text:span></text:p>
              </text:list-item>
              <text:list-item>
                <text:p text:style-name="P1"><text:span text:style-name="T1">Parta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:</text:span></text:p>
              </text:list-item>
              <text:list-item>
                <text:p text:style-name="P1"><text:span text:style-name="T1">Vis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:</text:span></text:p>
              </text:list-item>
              <text:list-item>
                <text:p text:style-name="P1"><text:span text:style-name="T1">Mis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"><text:s text:c="33"/></text:span><text:span text:style-name="T1">Pas Foto 3x4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2" draw:layer="layout" svg:width="7.874cm" svg:height="0.884cm" svg:x="10.922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874cm" svg:height="0.884cm" svg:x="10.922cm" svg:y="11.8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874cm" svg:height="0.884cm" svg:x="10.922cm" svg:y="10.4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874cm" svg:height="0.884cm" svg:x="10.922cm" svg:y="9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874cm" svg:height="0.884cm" svg:x="10.922cm" svg:y="7.8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0.886cm" svg:x="10.922cm" svg:y="6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874cm" svg:height="0.883cm" svg:x="10.922cm" svg:y="5.1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874cm" svg:height="0.883cm" svg:x="10.922cm" svg:y="3.6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874cm" svg:height="0.884cm" svg:x="10.922cm" svg:y="2.0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4.064cm" svg:x="21.84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1.27cm" svg:x="9.398cm" svg:y="13.716cm">
          <text:p text:style-name="P2">Sub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5:14:36.622462270</meta:creation-date>
    <dc:date>2019-12-18T15:24:31.421554899</dc:date>
    <meta:editing-duration>PT9M58S</meta:editing-duration>
    <meta:editing-cycles>2</meta:editing-cycles>
    <meta:generator>LibreOffice/6.0.7.3$Linux_X86_64 LibreOffice_project/00m0$Build-3</meta:generator>
    <meta:document-statistic meta:object-count="35"/>
  </office:meta>
</office:document-meta>
</file>